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354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éo et Romain étaient deux âmes créatives, chacune attirée par la beauté brute et malléable de l'argile. Ils se sont rencontrés pour la première fois lors <text:span text:style-name="T1">d’une pause café revigorante</text:span> dans un charmant village <text:span text:style-name="T1">nommé</text:span> <text:span text:style-name="T1">Marcq-en Baroeul</text:span>. L'atelier, tenu par un maître potier renommé, était un lieu de calme et d'inspiration, où les participants pouvaient laisser libre cours à leur imagination et façonner des œuvres d'art uniques.</text:p>
      <text:p text:style-name="Text_20_body">Théo, en quête d'une nouvelle forme d'expression, avait toujours été fasciné par la texture et la versatilité de l'argile. Pour lui, chaque morceau de terre glaise représentait une possibilité infinie. De son côté, Romain trouvait dans la poterie une échappatoire à la rigueur de son métier. L'argile, douce et réconfortante, lui permettait de se reconnecter avec ses émotions et de redécouvrir la simplicité du toucher.</text:p>
      <text:p text:style-name="Text_20_body">Lors de leur première rencontre, leurs regards se croisèrent au-dessus de leurs tours de potier respectifs. Les mains de Théo, habiles et délicates, donnaient vie à une élégante sculpture, tandis que celles de Romain modelaient un vase aux courbes harmonieuses. Le silence de l'atelier était ponctué par le doux murmure des tours en rotation et le chuchotement de l'eau qui glissait sur l'argile.</text:p>
      <text:p text:style-name="Text_20_body">Intrigué par le travail de Romain, Théo s'approcha pour mieux observer. Il fut immédiatement captivé par la précision et la sensibilité du geste . De son côté, Romain ressentit une connexion immédiate en voyant les œuvres délicates de Théo, empreintes de passion et de poésie. Leurs discussions commencèrent autour de l'argile, mais rapidement, elles s'étendirent à des sujets plus personnels. Ils partagèrent leurs rêves, leurs peurs, et les raisons profondes qui les avaient conduits jusqu'à cet atelier.</text:p>
      <text:p text:style-name="Text_20_body">Au fil des jours, la complicité entre Théo et Romain se renforça. Ils se surprirent à attendre avec impatience chaque nouvelle séance de poterie, non seulement pour créer, mais aussi pour se retrouver. Leurs mains, auparavant dédiées à façonner l'argile, se trouvaient maintenant à effleurer celles de l'autre, leur touché devenant une forme de langage silencieux. Les moments passés ensemble étaient empreints d'une douce tension, où chaque geste, chaque regard portait en lui une promesse non formulée.</text:p>
      <text:p text:style-name="Text_20_body">Un soir, alors que le soleil se couchait et baignait l'atelier d'une lumière dorée, Théo proposa à Romain de prolonger leur temps de travail pour finir une pièce particulièrement complexe. Seuls dans l'atelier, une énergie nouvelle les envahit. Les mots devinrent superflus, et ce fut naturellement que leurs mains se rejoignirent, cette fois non pas pour travailler l'argile, mais pour sceller leur passion naissante. Les lèvres de Théo trouvèrent celles de Romain dans un baiser doux et fervent, exprimant tout ce que les mots ne pouvaient pas dire.</text:p>
      <text:p text:style-name="Text_20_body">À partir de ce moment, leur relation prit une nouvelle dimension. La passion pour l'argile devint le socle de leur amour, chaque création marquant une étape de leur histoire. Leurs œuvres, autrefois individuelles, devinrent des collaborations intimes, chaque pièce portant en elle la trace de leurs deux âmes mêlées. Théo et Romain découvrirent que, tout comme l'argile, leur amour pouvait être façonné, enrichi et sublimé par la patience, la passion et le désir.</text:p>
      <text:p text:style-name="Text_20_body">Ensemble, ils continuèrent à explorer les infinies possibilités de l'argile, transformant non seulement la matière, mais aussi leurs vies. L'atelier devint leur sanctuaire, un lieu où l'art et l'amour se confondaient, où chaque jour apportait son lot de découvertes et de tendres complicités. Ainsi, dans la douceur et la chaleur de <text:span text:style-name="T1">Marcq-en Baroeul</text:span>, Théo et Romain trouvèrent non seulement la passion de l'argile, mais surtout celle de leurs cœurs entrelacés.</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00:02:03.364000000</meta:creation-date>
    <dc:date>2024-06-10T00:12:07.697000000</dc:date>
    <meta:editing-duration>PT10M4S</meta:editing-duration>
    <meta:editing-cycles>1</meta:editing-cycles>
    <meta:document-statistic meta:table-count="0" meta:image-count="0" meta:object-count="0" meta:page-count="2" meta:paragraph-count="8" meta:word-count="580" meta:character-count="3727" meta:non-whitespace-character-count="3155"/>
    <meta:generator>LibreOffice/7.6.4.1$Windows_X86_64 LibreOffice_project/e19e193f88cd6c0525a17fb7a176ed8e6a3e2aa1</meta:generator>
  </office:meta>
</office:document-meta>
</file>